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90000011EB14F0274A86D5E20.png" manifest:media-type="image/png"/>
  <manifest:file-entry manifest:full-path="Pictures/10000001000002D9000001F67A25847AA04AD11E.png" manifest:media-type="image/png"/>
  <manifest:file-entry manifest:full-path="Pictures/10000001000002D90000024E1D3EEE0085AD666D.png" manifest:media-type="image/png"/>
  <manifest:file-entry manifest:full-path="Pictures/10000001000002D90000014515992E9D9A574983.png" manifest:media-type="image/png"/>
  <manifest:file-entry manifest:full-path="Pictures/10000001000002D9000002BE04F09A9CF4BF5778.png" manifest:media-type="image/png"/>
  <manifest:file-entry manifest:full-path="Pictures/10000001000002D9000000E79DBABBBBB5168B66.png" manifest:media-type="image/png"/>
  <manifest:file-entry manifest:full-path="Pictures/10000001000002D900000113929A8469AF3C09E4.png" manifest:media-type="image/png"/>
  <manifest:file-entry manifest:full-path="Pictures/10000001000002D9000000E79DC42A35B690C077.png" manifest:media-type="image/png"/>
  <manifest:file-entry manifest:full-path="Pictures/10000001000002D9000000FBF0EE93BF6EDACD93.png" manifest:media-type="image/png"/>
  <manifest:file-entry manifest:full-path="Pictures/10000001000002D9000001F64C4ED70C04C2EF6D.png" manifest:media-type="image/png"/>
  <manifest:file-entry manifest:full-path="Pictures/10000001000002D9000001C0132FC0B7BAC6B57E.png" manifest:media-type="image/png"/>
  <manifest:file-entry manifest:full-path="Pictures/10000001000002D90000025A123D56BFA0B7FC18.png" manifest:media-type="image/png"/>
  <manifest:file-entry manifest:full-path="Pictures/10000001000002D90000008C3397639A966404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2f4" officeooo:paragraph-rsid="0019c2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Image1" text:anchor-type="char" svg:width="17cm" svg:height="3.263cm" draw:z-index="0"><draw:image xlink:href="Pictures/10000001000002D90000008C3397639A9664045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/text:p>
      <text:p text:style-name="P1">2.</text:p>
      <text:p text:style-name="P1"/>
      <text:p text:style-name="P1"><draw:frame draw:style-name="fr1" draw:name="Image2" text:anchor-type="char" svg:width="17cm" svg:height="14.037cm" draw:z-index="1"><draw:image xlink:href="Pictures/10000001000002D90000025A123D56BFA0B7FC1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</text:p>
      <text:p text:style-name="P1"><draw:frame draw:style-name="fr1" draw:name="Image3" text:anchor-type="char" svg:width="17cm" svg:height="10.446cm" draw:z-index="2"><draw:image xlink:href="Pictures/10000001000002D9000001C0132FC0B7BAC6B57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/text:p>
      <text:p text:style-name="P1">5.</text:p>
      <text:p text:style-name="P1"><draw:frame draw:style-name="fr1" draw:name="Image4" text:anchor-type="char" svg:width="17cm" svg:height="5.853cm" draw:z-index="3"><draw:image xlink:href="Pictures/10000001000002D9000000FBF0EE93BF6EDACD93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<text:tab/></text:p>
      <text:p text:style-name="P1">6.</text:p>
      <text:p text:style-name="P1"><draw:frame draw:style-name="fr1" draw:name="Image5" text:anchor-type="char" svg:width="17cm" svg:height="6.412cm" draw:z-index="4"><draw:image xlink:href="Pictures/10000001000002D900000113929A8469AF3C09E4.png" xlink:type="simple" xlink:show="embed" xlink:actuate="onLoad" draw:mime-type="image/png"/></draw:frame><text:tab/><text:tab/></text:p>
      <text:p text:style-name="P1"/>
      <text:p text:style-name="P1"/>
      <text:p text:style-name="P1"><text:tab/><text:tab/><text:tab/><text:tab/><text:tab/><text:tab/><text:tab/><text:tab/><text:tab/><text:tab/><text:tab/><text:tab/><text:tab/><text:tab/>7.</text:p>
      <text:p text:style-name="P1"><text:tab/></text:p>
      <text:p text:style-name="P1"><draw:frame draw:style-name="fr1" draw:name="Image6" text:anchor-type="char" svg:width="17cm" svg:height="5.387cm" draw:z-index="5"><draw:image xlink:href="Pictures/10000001000002D9000000E79DBABBBBB5168B66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>8.</text:p>
      <text:p text:style-name="P1"><draw:frame draw:style-name="fr1" draw:name="Image7" text:anchor-type="char" svg:width="17cm" svg:height="5.387cm" draw:z-index="6"><draw:image xlink:href="Pictures/10000001000002D9000000E79DC42A35B690C07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><text:soft-page-break/>4.</text:p>
      <text:p text:style-name="P1"><draw:frame draw:style-name="fr1" draw:name="Image8" text:anchor-type="char" svg:width="17cm" svg:height="16.371cm" draw:z-index="7"><draw:image xlink:href="Pictures/10000001000002D9000002BE04F09A9CF4BF577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/text:p>
      <text:p text:style-name="P1">9.<draw:frame draw:style-name="fr2" draw:name="Image9" text:anchor-type="char" svg:x="0.78cm" svg:y="1.455cm" svg:width="16.644cm" svg:height="5.584cm" draw:z-index="8"><draw:image xlink:href="Pictures/10000001000002D90000014515992E9D9A574983.png" xlink:type="simple" xlink:show="embed" xlink:actuate="onLoad" draw:mime-type="image/png"/></draw:frame></text:p>
      <text:p text:style-name="P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10.</text:p>
      <text:p text:style-name="P1"><draw:frame draw:style-name="fr1" draw:name="Image10" text:anchor-type="char" svg:width="17cm" svg:height="13.758cm" draw:z-index="9"><draw:image xlink:href="Pictures/10000001000002D90000024E1D3EEE0085AD666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/text:p>
      <text:p text:style-name="P1">13.</text:p>
      <text:p text:style-name="P1"><draw:frame draw:style-name="fr1" draw:name="Image11" text:anchor-type="char" svg:width="17cm" svg:height="6.669cm" draw:z-index="10"><draw:image xlink:href="Pictures/10000001000002D90000011EB14F0274A86D5E20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><text:soft-page-break/>11.</text:p>
      <text:p text:style-name="P1"><draw:frame draw:style-name="fr1" draw:name="Image12" text:anchor-type="char" svg:width="17cm" svg:height="11.705cm" draw:z-index="11"><draw:image xlink:href="Pictures/10000001000002D9000001F67A25847AA04AD11E.png" xlink:type="simple" xlink:show="embed" xlink:actuate="onLoad" draw:mime-type="image/png"/></draw:frame>12.</text:p>
      <text:p text:style-name="P1"><draw:frame draw:style-name="fr1" draw:name="Image13" text:anchor-type="char" svg:width="17cm" svg:height="11.705cm" draw:z-index="12"><draw:image xlink:href="Pictures/10000001000002D9000001F64C4ED70C04C2EF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5:38:35.759114356</meta:creation-date>
    <dc:date>2023-12-28T15:43:07.381254874</dc:date>
    <meta:editing-duration>PT4M31S</meta:editing-duration>
    <meta:editing-cycles>1</meta:editing-cycles>
    <meta:document-statistic meta:table-count="0" meta:image-count="13" meta:object-count="0" meta:page-count="6" meta:paragraph-count="25" meta:word-count="13" meta:character-count="263" meta:non-whitespace-character-count="30"/>
    <meta:generator>LibreOffice/7.3.7.2$Linux_X86_64 LibreOffice_project/30$Build-2</meta:generator>
  </office:meta>
</office:document-meta>
</file>